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73a3c" style:font-name="apple-system" fo:font-size="11.25pt" fo:letter-spacing="normal" fo:font-style="normal" fo:font-weight="bold"/>
    </style:style>
    <style:style style:name="P2"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73a3c" style:font-name="apple-system" fo:font-size="11.25pt" fo:letter-spacing="normal" fo:font-style="normal" fo:font-weight="bold" style:font-weight-asian="bold" style:font-weight-complex="bold"/>
    </style:style>
    <style:style style:name="P3"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4" style:family="paragraph" style:parent-style-name="Text_20_body">
      <style:paragraph-properties fo:margin-left="0cm" fo:margin-right="0cm" fo:margin-top="0cm" fo:margin-bottom="0.212cm"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212cm" fo:text-align="start" style:justify-single-word="false" fo:orphans="2" fo:widows="2" fo:text-indent="0cm" style:auto-text-indent="false"/>
      <style:text-properties fo:font-variant="normal" fo:text-transform="none" fo:color="#373a3c" style:font-name="apple-system" fo:font-size="11.25pt" fo:letter-spacing="normal" fo:font-style="normal" fo:font-weight="bold" style:font-weight-asian="bold" style:font-weight-complex="bold"/>
    </style:style>
    <style:style style:name="P6" style:family="paragraph" style:parent-style-name="Text_20_body" style:list-style-name="L1">
      <style:paragraph-properties fo:margin-left="0cm" fo:margin-right="0cm" fo:margin-top="0cm" fo:margin-bottom="0.212cm" fo:text-align="start" style:justify-single-word="false" fo:orphans="2" fo:widows="2" fo:text-indent="0cm" style:auto-text-indent="false"/>
      <style:text-properties fo:font-variant="normal" fo:text-transform="none" fo:color="#373a3c" style:font-name="apple-system" fo:font-size="11.25pt" fo:letter-spacing="normal" fo:font-style="normal" fo:font-weight="bold" style:font-weight-asian="bold" style:font-weight-complex="bold"/>
    </style:style>
    <style:style style:name="P7" style:family="paragraph" style:parent-style-name="Text_20_body" style:list-style-name="L1">
      <style:paragraph-properties fo:margin-top="0cm" fo:margin-bottom="0.212cm" fo:text-align="start" style:justify-single-word="false" fo:orphans="2" fo:widows="2"/>
      <style:text-properties fo:font-variant="normal" fo:text-transform="none" fo:color="#373a3c" style:font-name="apple-system" fo:font-size="11.25pt" fo:letter-spacing="normal" fo:font-style="normal" fo:font-weight="bold" style:font-weight-asian="bold" style:font-weight-complex="bold"/>
    </style:style>
    <style:style style:name="T1" style:family="text">
      <style:text-properties fo:font-variant="normal" fo:text-transform="none" fo:color="#373a3c" style:font-name="apple-system" fo:font-size="11.25pt" fo:letter-spacing="normal" fo:font-style="normal" fo:font-weight="normal"/>
    </style:style>
    <style:style style:name="T2" style:family="text">
      <style:text-properties fo:font-variant="normal" fo:text-transform="none" fo:color="#373a3c" style:font-name="apple-system" fo:font-size="11.25pt" fo:letter-spacing="normal" fo:font-style="normal" fo:font-weight="bold" style:font-weight-asian="bold" style:font-weight-complex="bold"/>
    </style:style>
    <style:style style:name="T3" style:family="text">
      <style:text-properties fo:font-variant="normal" fo:text-transform="none" fo:color="#1177d1" style:text-line-through-style="none" style:font-name="apple-system" fo:font-size="11.25pt" fo:letter-spacing="normal" fo:font-style="normal" style:text-underline-style="none" fo:font-weight="normal" style:text-blinking="false" fo:background-color="transparent"/>
    </style:style>
    <style:style style:name="T4" style:family="text">
      <style:text-properties fo:font-variant="normal" fo:text-transform="none" fo:color="#1177d1" style:text-line-through-style="none" style:font-name="apple-system" fo:font-size="11.25pt" fo:letter-spacing="normal" fo:font-style="normal" style:text-underline-style="none" fo:font-weight="bold" style:text-blinking="false" fo:background-color="transparent" style:font-weight-asian="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 1</text:p>
      <text:p text:style-name="P2">Crea una aplicación que permita adivinar un número. La aplicación genera un número aleatorio del 1 al 100. A continuación va pidiendo números y va respondiendo si el número a adivinar es mayor o menor que el introducido,a demás de los intentos que te quedan (tienes 10 intentos para acertarlo). El programa termina cuando se acierta el número (además te dice en cuantos intentos lo has acertado), si se llega al limite de intentos te muestra el número que había generado.</text:p>
      <text:p text:style-name="P4"><text:span text:style-name="T2">Para usar números aleatorios en Python: </text:span><text:a xlink:type="simple" xlink:href="http://www.mclibre.org/consultar/python/lecciones/python-biblioteca-random.html" text:style-name="Internet_20_link" text:visited-style-name="Visited_20_Internet_20_Link"><text:span text:style-name="T4">http://www.mclibre.org/consultar/python/lecciones/python-biblioteca-random.html</text:span></text:a></text:p>
      <text:p text:style-name="P2">Ejercicio 2</text:p>
      <text:p text:style-name="P2">Realizar un algoritmo que pida números (se pedirá por teclado la cantidad de números a introducir). El programa debe informar de cuantos números introducidos son mayores que 0, menores que 0 e iguales a 0.</text:p>
      <text:p text:style-name="P2">Ejercicio 3</text:p>
      <text:p text:style-name="P2">Algoritmo que pida caracteres e imprima ‘VOCAL’ si son vocales y ‘NO VOCAL’ en caso contrario, el programa termina cuando se introduce un espacio.</text:p>
      <text:p text:style-name="P2">Ejercicio 4</text:p>
      <text:p text:style-name="P2">Escribir un programa que imprima todos los números pares entre dos números que se le pidan al usuario.</text:p>
      <text:p text:style-name="P2">Ejercicio 5</text:p>
      <text:p text:style-name="P2">Escribe un programa que pida el limite inferior y superior de un intervalo. Si el límite inferior es mayor que el superior lo tiene que volver a pedir. </text:p>
      <text:p text:style-name="P2">A continuación se van introduciendo números hasta que introduzcamos el 0. Cuando termine el programa dará las siguientes informaciones:</text:p>
      <text:list xml:id="list751917570587382154" text:style-name="L1">
        <text:list-item>
          <text:p text:style-name="P6">La suma de los números que están dentro del intervalo (intervalo abierto).</text:p>
        </text:list-item>
        <text:list-item>
          <text:p text:style-name="P7">Cuantos números están fuera del intervalo.</text:p>
        </text:list-item>
        <text:list-item>
          <text:p text:style-name="P7">Informa si hemos introducido algún número igual a los límites del intervalo.</text:p>
        </text:list-item>
      </text:list>
      <text:p text:style-name="P2">Ejercicio 6</text:p>
      <text:p text:style-name="P2">Escribe un programa que dados dos números, uno real (base) y un entero positivo (exponente), saque por pantalla el resultado de la potencia. No se puede utilizar el operador de potencia.</text:p>
      <text:p text:style-name="P2">Ejercicio 7</text:p>
      <text:p text:style-name="P2">Una persona adquirió un producto para pagar en 20 meses. El primer mes pagó 10 €, el segundo 20 €, el tercero 40 € y así sucesivamente. Realizar un programa para determinar cuánto debe pagar mensualmente y el total de lo que pagará después de los 20 meses.</text:p>
      <text:p text:style-name="P1">Ejercicio 8</text:p>
      <text:p text:style-name="P3">Hacer un programa que muestre un cronometro, indicando las horas, minutos y segundos.</text:p>
      <text:p text:style-name="P4"><text:span text:style-name="T1">Para hacer una espera en Python podemos usar el método </text:span><text:a xlink:type="simple" xlink:href="https://docs.python.org/3.7/library/time.html#time.sleep" text:style-name="Internet_20_link" text:visited-style-name="Visited_20_Internet_20_Link"><text:span text:style-name="T3">sleep</text:span></text:a><text:span text:style-name="T1"> del módulo </text:span><text:a xlink:type="simple" xlink:href="https://docs.python.org/3.7/library/time.html" text:style-name="Internet_20_link" text:visited-style-name="Visited_20_Internet_20_Link"><text:span text:style-name="T3">time</text:span></text:a><text:span text:style-name="T1">.</text:span></text:p>
      <text:p text:style-name="P1"><text:soft-page-break/>Ejercicio 9</text:p>
      <text:p text:style-name="P3">Mostrar en pantalla los N primero número primos. Se pide por teclado la cantidad de números primos que queremos mostrar.</text:p>
      <text:p text:style-name="P1">Ejercicio 10</text:p>
      <text:p text:style-name="P2">Pide una cadena y un carácter por teclado y muestra cuantas veces aparece el carácter en la cadena.</text:p>
      <text:p text:style-name="P1">Ejercicio 11</text:p>
      <text:p text:style-name="P2">Suponiendo que hemos introducido una cadena por teclado que representa una frase (palabras separadas por espacios), realiza un programa que cuente cuantas palabras tiene.</text:p>
      <text:p text:style-name="P1">Ejercicio 12</text:p>
      <text:p text:style-name="P2">Pide una cadena y dos caracteres por teclado (valida que sea un carácter), sustituye la aparición del primer carácter en la cadena por el segundo carácter.</text:p>
      <text:p text:style-name="P1">Ejercicio 13</text:p>
      <text:p text:style-name="P3">Realizar un programa que lea una cadena por teclado y convierta las mayúsculas a minúsculas y viceversa.</text:p>
      <text:p text:style-name="P1">Ejercicio 14</text:p>
      <text:p text:style-name="P2">Realizar un programa que compruebe si una cadena contiene una subcadena. Las dos cadenas se introducen por teclado.</text:p>
      <text:p text:style-name="P1">Ejercicio 15</text:p>
      <text:p text:style-name="P3">Introducir una cadena de caracteres e indicar si es un palíndromo. Una palabra palíndroma es aquella que se lee igual adelante que atrá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pple-system" svg:font-family="apple-system, BlinkMacSystemFont, 'Segoe UI', Roboto, 'Helvetica Neue',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6M3S</meta:editing-duration>
    <meta:editing-cycles>7</meta:editing-cycles>
    <meta:generator>OpenOffice/4.1.1$Win32 OpenOffice.org_project/411m6$Build-9775</meta:generator>
    <dc:date>2019-10-27T15:38:25.44</dc:date>
    <dc:creator>canucho canechillo canuchete</dc:creator>
    <meta:document-statistic meta:table-count="0" meta:image-count="0" meta:object-count="0" meta:page-count="2" meta:paragraph-count="37" meta:word-count="527" meta:character-count="3201"/>
    <meta:user-defined meta:name="Info 1"/>
    <meta:user-defined meta:name="Info 2"/>
    <meta:user-defined meta:name="Info 3"/>
    <meta:user-defined meta:name="Info 4"/>
  </office:meta>
</office:document-meta>
</file>